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b4c7dc" draw:opacity="100%" draw:textarea-horizontal-align="justify" draw:textarea-vertical-align="middle" draw:auto-grow-height="false" fo:min-height="15.625cm" fo:min-width="4.58cm"/>
    </style:style>
    <style:style style:name="gr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="Arrowheads_20_1" draw:marker-start-width="0.459cm" draw:marker-end="Arrowheads_20_2" draw:marker-end-width="0.459cm" draw:textarea-vertical-align="middle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106cm" svg:stroke-color="#729fcf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b4c7dc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MU Classical Serif" fo:font-size="36pt" fo:font-style="italic" style:font-size-asian="36pt" style:font-style-asian="italic" style:font-size-complex="36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style:font-name="CMU Classical Serif" fo:font-size="36pt" fo:font-style="italic" style:font-size-asian="36pt" style:font-style-asian="italic" style:font-size-complex="36pt" style:font-style-complex="italic"/>
    </style:style>
    <style:style style:name="P6" style:family="paragraph">
      <style:paragraph-properties fo:text-align="center"/>
      <style:text-properties style:font-name="CMU Classical Serif" fo:font-size="36pt" fo:font-style="normal" style:font-size-asian="36pt" style:font-style-asian="normal" style:font-size-complex="36pt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CMU Classical Serif" fo:font-size="36pt" fo:font-style="normal" style:font-size-asian="36pt" style:font-style-asian="normal" style:font-size-complex="36pt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CMU Classical Serif" fo:font-size="36pt" fo:font-style="italic" style:font-size-asian="36pt" style:font-style-asian="italic" style:font-size-complex="36pt" style:font-style-complex="italic"/>
    </style:style>
    <style:style style:name="T2" style:family="text">
      <style:text-properties style:font-name="CMU Classical Serif" fo:font-size="3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style-name="gr1" draw:text-style-name="P1" draw:layer="layout" svg:width="5.08cm" svg:height="15.875cm" svg:x="9.525cm" svg:y="1.8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05cm" svg:y1="1.863cm" svg:x2="14.605cm" svg:y2="17.738cm">
          <text:p/>
        </draw:line>
        <draw:line draw:style-name="gr2" draw:text-style-name="P2" draw:layer="layout" svg:x1="9.525cm" svg:y1="1.84cm" svg:x2="9.525cm" svg:y2="17.715cm">
          <text:p/>
        </draw:line>
        <draw:line draw:style-name="gr3" draw:text-style-name="P3" draw:layer="layout" svg:x1="9.86cm" svg:y1="18.38cm" svg:x2="14.305cm" svg:y2="18.38cm">
          <text:p/>
        </draw:line>
        <draw:frame draw:style-name="gr4" draw:text-style-name="P3" draw:layer="layout" svg:width="0.381cm" svg:height="0.998cm" svg:x="12.483cm" svg:y="17.48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draw:line draw:style-name="gr5" draw:text-style-name="P2" draw:layer="layout" svg:x1="2.54cm" svg:y1="5.038cm" svg:x2="8.255cm" svg:y2="5.038cm">
            <text:p/>
          </draw:line>
          <draw:line draw:style-name="gr5" draw:text-style-name="P2" draw:layer="layout" svg:x1="2.54cm" svg:y1="8.213cm" svg:x2="8.255cm" svg:y2="8.213cm">
            <text:p/>
          </draw:line>
          <draw:line draw:style-name="gr5" draw:text-style-name="P2" draw:layer="layout" svg:x1="2.54cm" svg:y1="11.388cm" svg:x2="8.255cm" svg:y2="11.388cm">
            <text:p/>
          </draw:line>
          <draw:line draw:style-name="gr5" draw:text-style-name="P2" draw:layer="layout" svg:x1="2.54cm" svg:y1="14.563cm" svg:x2="8.255cm" svg:y2="14.563cm">
            <text:p/>
          </draw:line>
        </draw:g>
        <draw:g>
          <draw:line draw:style-name="gr5" draw:text-style-name="P2" draw:layer="layout" svg:x1="16.51cm" svg:y1="5.015cm" svg:x2="22.225cm" svg:y2="5.015cm">
            <text:p/>
          </draw:line>
          <draw:line draw:style-name="gr5" draw:text-style-name="P2" draw:layer="layout" svg:x1="16.51cm" svg:y1="8.19cm" svg:x2="22.225cm" svg:y2="8.19cm">
            <text:p/>
          </draw:line>
          <draw:line draw:style-name="gr5" draw:text-style-name="P2" draw:layer="layout" svg:x1="16.51cm" svg:y1="11.365cm" svg:x2="22.225cm" svg:y2="11.365cm">
            <text:p/>
          </draw:line>
          <draw:line draw:style-name="gr5" draw:text-style-name="P2" draw:layer="layout" svg:x1="16.51cm" svg:y1="14.54cm" svg:x2="22.225cm" svg:y2="14.54cm">
            <text:p/>
          </draw:line>
        </draw:g>
        <draw:frame draw:style-name="gr6" draw:text-style-name="P5" draw:layer="layout" svg:width="3.81cm" svg:height="1.906cm" svg:x="10.16cm" svg:y="18.65cm">
          <draw:text-box>
            <text:p text:style-name="P4"><text:span text:style-name="T1">dx</text:span></text:p>
          </draw:text-box>
        </draw:frame>
        <draw:frame draw:style-name="gr6" draw:text-style-name="P7" draw:layer="layout" svg:width="3.81cm" svg:height="1.906cm" svg:x="3.21cm" svg:y="8.89cm">
          <draw:text-box>
            <text:p text:style-name="P6"><text:span text:style-name="T2">Ф(x)</text:span></text:p>
          </draw:text-box>
        </draw:frame>
        <draw:frame draw:style-name="gr7" draw:text-style-name="P7" draw:layer="layout" svg:width="5.715cm" svg:height="3.561cm" svg:x="16.645cm" svg:y="8.89cm">
          <draw:text-box>
            <text:p text:style-name="P6"><text:span text:style-name="T2">Ф(x+dx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9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.5999984741211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28pt" style:font-style-asian="normal" style:font-weight-asian="normal" style:font-name-complex="Arial1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62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3.2999992370605pt" fo:letter-spacing="normal" fo:font-style="normal" style:text-underline-style="none" fo:font-weight="normal" fo:background-color="transparent" style:font-name-asian="Arial1" style:font-family-asian="Arial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46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8999996185303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cm" fo:margin-bottom="0cm" fo:line-height="9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.8999996185303pt" fo:letter-spacing="normal" fo:font-style="normal" style:text-underline-style="none" fo:font-weight="normal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3cm" fo:margin-bottom="0cm" fo:text-indent="0cm"/>
      <style:text-properties fo:font-size="23.2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.8999996185303pt" fo:letter-spacing="normal" fo:language="en" fo:country="US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00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0.44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US" fo:font-style="normal" style:text-underline-style="none" fo:font-weight="normal" fo:background-color="transparent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0.999cm" svg:height="7.312cm" svg:x="3.497cm" svg:y="3.43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6.3cm" svg:height="1.118cm" svg:x="1.923cm" svg:y="19.462cm" presentation:class="date-time" presentation:user-transformed="true">
        <draw:text-box>
          <text:p text:style-name="MP7"><text:span text:style-name="MT1"><presentation:date-time/></text:span></text:p>
        </draw:text-box>
      </draw:frame>
      <draw:frame draw:name="Footer Placeholder 4" presentation:style-name="Mpr2" draw:text-style-name="MP8" draw:layer="backgroundobjects" svg:width="9.448cm" svg:height="1.118cm" svg:x="9.273cm" svg:y="19.46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6.3cm" svg:height="1.118cm" svg:x="19.773cm" svg:y="19.462cm" presentation:class="page-number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11</meta:editing-cycles>
    <meta:creation-date>2012-12-03T06:56:55</meta:creation-date>
    <dc:date>2023-08-01T12:05:26.723951598</dc:date>
    <meta:editing-duration>PT3M51S</meta:editing-duration>
    <meta:generator>LibreOffice/7.3.7.2$Linux_X86_64 LibreOffice_project/30$Build-2</meta:generator>
    <meta:document-statistic meta:object-count="41"/>
    <meta:user-defined meta:name="MMClips" meta:value-type="float">2</meta:user-defined>
    <meta:user-defined meta:name="Notes" meta:value-type="float">1</meta:user-defined>
    <meta:user-defined meta:name="PresentationFormat">Widescreen</meta:user-defined>
    <meta:user-defined meta:name="Slides" meta:value-type="float">1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/>
</file>